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3cm" table:align="left"/>
    </style:style>
    <style:style style:name="Tabelle1.A" style:family="table-column">
      <style:table-column-properties style:column-width="1.693cm"/>
    </style:style>
    <style:style style:name="Tabelle1.B" style:family="table-column">
      <style:table-column-properties style:column-width="0.743cm"/>
    </style:style>
    <style:style style:name="Tabelle1.C" style:family="table-column">
      <style:table-column-properties style:column-width="11.379cm"/>
    </style:style>
    <style:style style:name="Tabelle1.D" style:family="table-column">
      <style:table-column-properties style:column-width="3.179cm"/>
    </style:style>
    <style:style style:name="Tabelle1.A1" style:family="table-cell" style:data-style-name="N37">
      <style:table-cell-properties fo:padding="0cm" fo:border="none"/>
    </style:style>
    <style:style style:name="Tabelle1.B1" style:family="table-cell">
      <style:table-cell-properties fo:padding="0cm" fo:border="none"/>
    </style:style>
    <style:style style:name="Textanalyse" style:family="table">
      <style:table-properties style:width="25.7cm" fo:break-before="auto" fo:break-after="auto" table:align="margins"/>
    </style:style>
    <style:style style:name="Textanalyse.A" style:family="table-column">
      <style:table-column-properties style:column-width="2.3cm" style:rel-column-width="5865*"/>
    </style:style>
    <style:style style:name="Textanalyse.B" style:family="table-column">
      <style:table-column-properties style:column-width="12.192cm" style:rel-column-width="31089*"/>
    </style:style>
    <style:style style:name="Textanalyse.C" style:family="table-column">
      <style:table-column-properties style:column-width="11.208cm" style:rel-column-width="28581*"/>
    </style:style>
    <style:style style:name="Textanalyse.A1" style:family="table-cell">
      <style:table-cell-properties fo:padding="0cm" fo:border="none"/>
    </style:style>
    <style:style style:name="Textanalyse.A2" style:family="table-cell" style:data-style-name="N0">
      <style:table-cell-properties fo:padding="0cm" fo:border="none"/>
    </style:style>
    <style:style style:name="Anforderungen" style:family="table">
      <style:table-properties style:width="25.7cm" table:align="margins"/>
    </style:style>
    <style:style style:name="Anforderungen.A" style:family="table-column">
      <style:table-column-properties style:column-width="2.168cm" style:rel-column-width="5527*"/>
    </style:style>
    <style:style style:name="Anforderungen.B" style:family="table-column">
      <style:table-column-properties style:column-width="3.595cm" style:rel-column-width="9166*"/>
    </style:style>
    <style:style style:name="Anforderungen.C" style:family="table-column">
      <style:table-column-properties style:column-width="19.937cm" style:rel-column-width="50842*"/>
    </style:style>
    <style:style style:name="Anforderungen.A1" style:family="table-cell">
      <style:table-cell-properties fo:padding="0cm" fo:border="none"/>
    </style:style>
    <style:style style:name="Anforderungen.A2" style:family="table-cell" style:data-style-name="N0">
      <style:table-cell-properties fo:padding="0cm" fo:border="none"/>
    </style:style>
    <style:style style:name="P1" style:family="paragraph" style:parent-style-name="Text_20_body">
      <style:paragraph-properties fo:text-align="center" style:justify-single-word="false"/>
      <style:text-properties fo:color="#ff0000" fo:font-size="24pt" style:font-size-asian="21pt" style:font-size-complex="24pt"/>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paragraph-properties fo:text-align="center" style:justify-single-word="false"/>
    </style:style>
    <style:style style:name="P7" style:family="paragraph" style:parent-style-name="TITLE" style:master-page-name="First_20_Page">
      <style:paragraph-properties style:page-number="auto"/>
    </style:style>
    <style:style style:name="P8" style:family="paragraph" style:parent-style-name="Heading_20_1" style:master-page-name="Standard">
      <style:paragraph-properties style:page-number="auto"/>
    </style:style>
    <style:style style:name="P9" style:family="paragraph" style:parent-style-name="Heading_20_1" style:master-page-name="Landscape">
      <style:paragraph-properties style:page-number="1"/>
    </style:style>
    <style:style style:name="P10" style:family="paragraph" style:parent-style-name="Table_20_Contents" style:list-style-name="L2"/>
    <style:style style:name="P11" style:family="paragraph" style:parent-style-name="Table_20_Contents" style:list-style-name="L3"/>
    <style:style style:name="P12" style:family="paragraph" style:parent-style-name="Table_20_Contents" style:list-style-name="L4"/>
    <style:style style:name="P13" style:family="paragraph" style:parent-style-name="Table_20_Contents" style:list-style-name="L5"/>
    <style:style style:name="P14" style:family="paragraph" style:parent-style-name="Text_20_body" style:list-style-name="L1"/>
    <style:style style:name="P15" style:family="paragraph" style:parent-style-name="Text_20_body" style:list-style-name="L6"/>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kumentatio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Zeitplan<text:tab/>2</text:p>
          <text:p text:style-name="P2">Planungsphase<text:tab/>1</text:p>
          <text:p text:style-name="P3">Textanalyse Projektbeschreibung („projekt.pdf“)<text:tab/>1</text:p>
          <text:p text:style-name="P3">Anforderungsanalyse<text:tab/>3</text:p>
          <text:p text:style-name="P3">Datenbankentwurf<text:tab/>4</text:p>
        </text:index-body>
      </text:table-of-content>
      <text:p text:style-name="Text_20_body"/>
      <text:p text:style-name="Text_20_body"/>
      <text:p text:style-name="Text_20_body"/>
      <text:p text:style-name="Text_20_body"/>
      <text:p text:style-name="Text_20_body"/>
      <text:p text:style-name="Text_20_body"/>
      <text:p text:style-name="P1">NOTE: WORK IN PROGESS</text:p>
      <text:h text:style-name="P8" text:outline-level="1">Zeitplan</text:h>
      <text:p text:style-name="Text_20_body">Geht natürlich alles nahtlos ineinander über... :-D</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date" office:date-value="2011-06-24">
            <text:p text:style-name="Table_20_Contents">24.06.11</text:p>
          </table:table-cell>
          <table:table-cell table:style-name="Tabelle1.B1" office:value-type="string">
            <text:p text:style-name="Table_20_Contents">Fr</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6-25">
            <text:p text:style-name="Table_20_Contents">25.06.11</text:p>
          </table:table-cell>
          <table:table-cell table:style-name="Tabelle1.B1" office:value-type="string">
            <text:p text:style-name="Table_20_Contents">Sa</text:p>
          </table:table-cell>
          <table:table-cell table:style-name="Tabelle1.B1" office:value-type="string">
            <text:p text:style-name="Table_20_Contents">Planungsphase</text:p>
          </table:table-cell>
          <table:table-cell table:style-name="Tabelle1.B1" office:value-type="string">
            <text:p text:style-name="Table_20_Contents"/>
          </table:table-cell>
        </table:table-row>
        <table:table-row>
          <table:table-cell table:style-name="Tabelle1.A1" office:value-type="date" office:date-value="2011-06-26">
            <text:p text:style-name="Table_20_Contents">26.06.11</text:p>
          </table:table-cell>
          <table:table-cell table:style-name="Tabelle1.B1" office:value-type="string">
            <text:p text:style-name="Table_20_Contents">So</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6-27">
            <text:p text:style-name="Table_20_Contents">27.06.11</text:p>
          </table:table-cell>
          <table:table-cell table:style-name="Tabelle1.B1" office:value-type="string">
            <text:p text:style-name="Table_20_Contents">Mo</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6-28">
            <text:p text:style-name="Table_20_Contents">28.06.11</text:p>
          </table:table-cell>
          <table:table-cell table:style-name="Tabelle1.B1" office:value-type="string">
            <text:p text:style-name="Table_20_Contents">Di</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6-29">
            <text:p text:style-name="Table_20_Contents">29.06.11</text:p>
          </table:table-cell>
          <table:table-cell table:style-name="Tabelle1.B1" office:value-type="string">
            <text:p text:style-name="Table_20_Contents">Mi</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6-30">
            <text:p text:style-name="Table_20_Contents">30.06.11</text:p>
          </table:table-cell>
          <table:table-cell table:style-name="Tabelle1.B1" office:value-type="string">
            <text:p text:style-name="Table_20_Contents">Do</text:p>
          </table:table-cell>
          <table:table-cell table:style-name="Tabelle1.B1" office:value-type="string">
            <text:p text:style-name="Table_20_Contents"/>
          </table:table-cell>
          <table:table-cell table:style-name="Tabelle1.B1" office:value-type="string">
            <text:p text:style-name="Table_20_Contents">Malte@Fusion</text:p>
          </table:table-cell>
        </table:table-row>
        <table:table-row>
          <table:table-cell table:style-name="Tabelle1.A1" office:value-type="date" office:date-value="2011-07-01">
            <text:p text:style-name="Table_20_Contents">01.07.11</text:p>
          </table:table-cell>
          <table:table-cell table:style-name="Tabelle1.B1" office:value-type="string">
            <text:p text:style-name="Table_20_Contents">Fr</text:p>
          </table:table-cell>
          <table:table-cell table:style-name="Tabelle1.B1" office:value-type="string">
            <text:p text:style-name="Table_20_Contents"/>
          </table:table-cell>
          <table:table-cell table:style-name="Tabelle1.B1" office:value-type="string">
            <text:p text:style-name="Table_20_Contents">Malte@Fusion</text:p>
          </table:table-cell>
        </table:table-row>
        <table:table-row>
          <table:table-cell table:style-name="Tabelle1.A1" office:value-type="date" office:date-value="2011-07-02">
            <text:p text:style-name="Table_20_Contents">02.07.11</text:p>
          </table:table-cell>
          <table:table-cell table:style-name="Tabelle1.B1" office:value-type="string">
            <text:p text:style-name="Table_20_Contents">Sa</text:p>
          </table:table-cell>
          <table:table-cell table:style-name="Tabelle1.B1" office:value-type="string">
            <text:p text:style-name="Table_20_Contents">Implementierungsphase</text:p>
          </table:table-cell>
          <table:table-cell table:style-name="Tabelle1.B1" office:value-type="string">
            <text:p text:style-name="Table_20_Contents">Malte@Fusion</text:p>
          </table:table-cell>
        </table:table-row>
        <table:table-row>
          <table:table-cell table:style-name="Tabelle1.A1" office:value-type="date" office:date-value="2011-07-03">
            <text:p text:style-name="Table_20_Contents">03.07.11</text:p>
          </table:table-cell>
          <table:table-cell table:style-name="Tabelle1.B1" office:value-type="string">
            <text:p text:style-name="Table_20_Contents">So</text:p>
          </table:table-cell>
          <table:table-cell table:style-name="Tabelle1.B1" office:value-type="string">
            <text:p text:style-name="Table_20_Contents"/>
          </table:table-cell>
          <table:table-cell table:style-name="Tabelle1.B1" office:value-type="string">
            <text:p text:style-name="Table_20_Contents">Malte@Fusion</text:p>
          </table:table-cell>
        </table:table-row>
        <table:table-row>
          <table:table-cell table:style-name="Tabelle1.A1" office:value-type="date" office:date-value="2011-07-04">
            <text:p text:style-name="Table_20_Contents">04.07.11</text:p>
          </table:table-cell>
          <table:table-cell table:style-name="Tabelle1.B1" office:value-type="string">
            <text:p text:style-name="Table_20_Contents">Mo</text:p>
          </table:table-cell>
          <table:table-cell table:style-name="Tabelle1.B1" office:value-type="string">
            <text:p text:style-name="Table_20_Contents"/>
          </table:table-cell>
          <table:table-cell table:style-name="Tabelle1.B1" office:value-type="string">
            <text:p text:style-name="Table_20_Contents">Malte@Fusion</text:p>
          </table:table-cell>
        </table:table-row>
        <table:table-row>
          <table:table-cell table:style-name="Tabelle1.A1" office:value-type="date" office:date-value="2011-07-05">
            <text:p text:style-name="Table_20_Contents">05.07.11</text:p>
          </table:table-cell>
          <table:table-cell table:style-name="Tabelle1.B1" office:value-type="string">
            <text:p text:style-name="Table_20_Contents">Di</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06">
            <text:p text:style-name="Table_20_Contents">06.07.11</text:p>
          </table:table-cell>
          <table:table-cell table:style-name="Tabelle1.B1" office:value-type="string">
            <text:p text:style-name="Table_20_Contents">Mi</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07">
            <text:p text:style-name="Table_20_Contents">07.07.11</text:p>
          </table:table-cell>
          <table:table-cell table:style-name="Tabelle1.B1" office:value-type="string">
            <text:p text:style-name="Table_20_Contents">Do</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08">
            <text:p text:style-name="Table_20_Contents">08.07.11</text:p>
          </table:table-cell>
          <table:table-cell table:style-name="Tabelle1.B1" office:value-type="string">
            <text:p text:style-name="Table_20_Contents">Fr</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09">
            <text:p text:style-name="Table_20_Contents">09.07.11</text:p>
          </table:table-cell>
          <table:table-cell table:style-name="Tabelle1.B1" office:value-type="string">
            <text:p text:style-name="Table_20_Contents">Sa</text:p>
          </table:table-cell>
          <table:table-cell table:style-name="Tabelle1.B1" office:value-type="string">
            <text:p text:style-name="Table_20_Contents">Tests / Fixes / Dokumentation</text:p>
          </table:table-cell>
          <table:table-cell table:style-name="Tabelle1.B1" office:value-type="string">
            <text:p text:style-name="Table_20_Contents">Malte@vlun</text:p>
          </table:table-cell>
        </table:table-row>
        <table:table-row>
          <table:table-cell table:style-name="Tabelle1.A1" office:value-type="date" office:date-value="2011-07-10">
            <text:p text:style-name="Table_20_Contents">10.07.11</text:p>
          </table:table-cell>
          <table:table-cell table:style-name="Tabelle1.B1" office:value-type="string">
            <text:p text:style-name="Table_20_Contents">So</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11">
            <text:p text:style-name="Table_20_Contents">11.07.11</text:p>
          </table:table-cell>
          <table:table-cell table:style-name="Tabelle1.B1" office:value-type="string">
            <text:p text:style-name="Table_20_Contents">Mo</text:p>
          </table:table-cell>
          <table:table-cell table:style-name="Tabelle1.B1" office:value-type="string">
            <text:p text:style-name="P5">Final Version</text:p>
          </table:table-cell>
          <table:table-cell table:style-name="Tabelle1.B1" office:value-type="string">
            <text:p text:style-name="Table_20_Contents"/>
          </table:table-cell>
        </table:table-row>
        <table:table-row>
          <table:table-cell table:style-name="Tabelle1.A1" office:value-type="date" office:date-value="2011-07-12">
            <text:p text:style-name="Table_20_Contents">12.07.11</text:p>
          </table:table-cell>
          <table:table-cell table:style-name="Tabelle1.B1" office:value-type="string">
            <text:p text:style-name="Table_20_Contents">Di</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13">
            <text:p text:style-name="Table_20_Contents">13.07.11</text:p>
          </table:table-cell>
          <table:table-cell table:style-name="Tabelle1.B1" office:value-type="string">
            <text:p text:style-name="Table_20_Contents">Mi</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14">
            <text:p text:style-name="Table_20_Contents">14.07.11</text:p>
          </table:table-cell>
          <table:table-cell table:style-name="Tabelle1.B1" office:value-type="string">
            <text:p text:style-name="Table_20_Contents">Do</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15">
            <text:p text:style-name="Table_20_Contents">15.07.11</text:p>
          </table:table-cell>
          <table:table-cell table:style-name="Tabelle1.B1" office:value-type="string">
            <text:p text:style-name="Table_20_Contents">Fr</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16">
            <text:p text:style-name="Table_20_Contents">16.07.11</text:p>
          </table:table-cell>
          <table:table-cell table:style-name="Tabelle1.B1" office:value-type="string">
            <text:p text:style-name="Table_20_Contents">Sa</text:p>
          </table:table-cell>
          <table:table-cell table:style-name="Tabelle1.B1" office:value-type="string">
            <text:p text:style-name="Table_20_Contents"/>
          </table:table-cell>
          <table:table-cell table:style-name="Tabelle1.B1" office:value-type="string">
            <text:p text:style-name="Table_20_Contents"/>
          </table:table-cell>
        </table:table-row>
        <table:table-row>
          <table:table-cell table:style-name="Tabelle1.A1" office:value-type="date" office:date-value="2011-07-17">
            <text:p text:style-name="Table_20_Contents">17.07.11</text:p>
          </table:table-cell>
          <table:table-cell table:style-name="Tabelle1.B1" office:value-type="string">
            <text:p text:style-name="Table_20_Contents">So</text:p>
          </table:table-cell>
          <table:table-cell table:style-name="Tabelle1.B1" office:value-type="string">
            <text:p text:style-name="Table_20_Contents">Abgabe</text:p>
          </table:table-cell>
          <table:table-cell table:style-name="Tabelle1.B1" office:value-type="string">
            <text:p text:style-name="Table_20_Contents"/>
          </table:table-cell>
        </table:table-row>
        <table:table-row>
          <table:table-cell table:style-name="Tabelle1.B1" office:value-type="string">
            <text:p text:style-name="Table_20_Contents">xx.07.11</text:p>
          </table:table-cell>
          <table:table-cell table:style-name="Tabelle1.B1" office:value-type="string">
            <text:p text:style-name="Table_20_Contents"/>
          </table:table-cell>
          <table:table-cell table:style-name="Tabelle1.B1" office:value-type="string">
            <text:p text:style-name="Table_20_Contents">Präsentation</text:p>
          </table:table-cell>
          <table:table-cell table:style-name="Tabelle1.B1" office:value-type="string">
            <text:p text:style-name="Table_20_Contents"/>
          </table:table-cell>
        </table:table-row>
      </table:table>
      <text:p text:style-name="Text_20_body"/>
      <text:list xml:id="list36707561" text:style-name="L1">
        <text:list-item>
          <text:p text:style-name="P14">Planungsphase:</text:p>
          <text:list>
            <text:list-item>
              <text:p text:style-name="P14">Anforderungsanalyse</text:p>
            </text:list-item>
            <text:list-item>
              <text:p text:style-name="P14">DB-Entwurf</text:p>
            </text:list-item>
            <text:list-item>
              <text:p text:style-name="P14">Softwaredesign</text:p>
            </text:list-item>
          </text:list>
        </text:list-item>
        <text:list-item>
          <text:p text:style-name="P14">Implementierungsphase</text:p>
          <text:list>
            <text:list-item>
              <text:p text:style-name="P14">Coding<text:tab/></text:p>
            </text:list-item>
          </text:list>
        </text:list-item>
        <text:list-item>
          <text:p text:style-name="P14">Tests / Fixes / Doku</text:p>
        </text:list-item>
        <text:list-item>
          <text:p text:style-name="P14">Abgabe</text:p>
          <text:list>
            <text:list-item>
              <text:p text:style-name="P14">Vorher Termin zur Präsentation festlegen</text:p>
            </text:list-item>
          </text:list>
        </text:list-item>
      </text:list>
      <text:h text:style-name="P9" text:outline-level="1">Planungsphase</text:h>
      <text:h text:style-name="Heading_20_2" text:outline-level="2">Textanalyse Projektbeschreibung („projekt.pdf“)</text:h>
      <table:table table:name="Textanalyse" table:style-name="Textanalyse">
        <table:table-column table:style-name="Textanalyse.A"/>
        <table:table-column table:style-name="Textanalyse.B"/>
        <table:table-column table:style-name="Textanalyse.C"/>
        <table:table-header-rows>
          <table:table-row>
            <table:table-cell table:style-name="Textanalyse.A1" office:value-type="string">
              <text:p text:style-name="P6">Nr.</text:p>
            </table:table-cell>
            <table:table-cell table:style-name="Textanalyse.A1" office:value-type="string">
              <text:p text:style-name="Table_20_Heading">Zitat</text:p>
            </table:table-cell>
            <table:table-cell table:style-name="Textanalyse.A1" office:value-type="string">
              <text:p text:style-name="Table_20_Heading">Notizen</text:p>
            </table:table-cell>
          </table:table-row>
        </table:table-header-rows>
        <table:table-row>
          <table:table-cell table:style-name="Textanalyse.A2" office:value-type="float" office:value="0">
            <text:p text:style-name="P4">0</text:p>
          </table:table-cell>
          <table:table-cell table:style-name="Textanalyse.A1" office:value-type="string">
            <text:p text:style-name="Table_20_Contents">Die Datenbank soll Kunden, Filme sowie Verleihvorgänge speichern können. </text:p>
          </table:table-cell>
          <table:table-cell table:style-name="Textanalyse.A1" office:value-type="string">
            <text:p text:style-name="Table_20_Contents">→ DB</text:p>
          </table:table-cell>
        </table:table-row>
        <table:table-row>
          <table:table-cell table:style-name="Textanalyse.A2" office:value-type="float" office:value="1">
            <text:p text:style-name="P4">1</text:p>
          </table:table-cell>
          <table:table-cell table:style-name="Textanalyse.A1" office:value-type="string">
            <text:p text:style-name="Table_20_Contents">Die Informationen zum Kunden müssen aus der bereitgestellten Datei erschlossen werden.</text:p>
          </table:table-cell>
          <table:table-cell table:style-name="Textanalyse.A1" office:value-type="string">
            <text:p text:style-name="Table_20_Contents">→ DB</text:p>
          </table:table-cell>
        </table:table-row>
        <table:table-row>
          <table:table-cell table:style-name="Textanalyse.A2" office:value-type="float" office:value="2">
            <text:p text:style-name="P4">2</text:p>
          </table:table-cell>
          <table:table-cell table:style-name="Textanalyse.A1" office:value-type="string">
            <text:p text:style-name="Table_20_Contents">Ein Film soll Informationen über Titel, Beschreibung, Schauspieler, Regisseur, Drehorte, Erscheinungsdatum(USA) und Preiskategorie enthalten. </text:p>
          </table:table-cell>
          <table:table-cell table:style-name="Textanalyse.A1" office:value-type="string">
            <text:p text:style-name="Table_20_Contents">→ DB</text:p>
          </table:table-cell>
        </table:table-row>
        <table:table-row>
          <table:table-cell table:style-name="Textanalyse.A2" office:value-type="float" office:value="3">
            <text:p text:style-name="P4">3</text:p>
          </table:table-cell>
          <table:table-cell table:style-name="Textanalyse.A1" office:value-type="string">
            <text:p text:style-name="Table_20_Contents">Es können mehrere Filme gleichzeitig ausgeliehen werden.</text:p>
          </table:table-cell>
          <table:table-cell table:style-name="Textanalyse.A1" office:value-type="string">
            <text:p text:style-name="Table_20_Contents">→ DB (Kardinalität)</text:p>
          </table:table-cell>
        </table:table-row>
        <table:table-row>
          <table:table-cell table:style-name="Textanalyse.A2" office:value-type="float" office:value="4">
            <text:p text:style-name="P4">4</text:p>
          </table:table-cell>
          <table:table-cell table:style-name="Textanalyse.A1" office:value-type="string">
            <text:p text:style-name="Table_20_Contents">Ein Filmexemplar kann zu einem Zeitpunkt nur an einen Ausleiher ausgeliehen sein.</text:p>
          </table:table-cell>
          <table:table-cell table:style-name="Textanalyse.A1" office:value-type="string">
            <text:p text:style-name="Table_20_Contents">→ DB. „Filmexemplar“ ?= „Kopie“/„Medium“?</text:p>
          </table:table-cell>
        </table:table-row>
        <table:table-row>
          <table:table-cell table:style-name="Textanalyse.A2" office:value-type="float" office:value="5">
            <text:p text:style-name="P4">5</text:p>
          </table:table-cell>
          <table:table-cell table:style-name="Textanalyse.A1" office:value-type="string">
            <text:p text:style-name="Table_20_Contents">Für den Verleih gibt es drei verschiedene Preismodelle:</text:p>
          </table:table-cell>
          <table:table-cell table:style-name="Textanalyse.A1" office:value-type="string">
            <text:p text:style-name="Table_20_Contents"/>
          </table:table-cell>
        </table:table-row>
        <table:table-row>
          <table:table-cell table:style-name="Textanalyse.A2" office:value-type="float" office:value="6">
            <text:p text:style-name="P4">6</text:p>
          </table:table-cell>
          <table:table-cell table:style-name="Textanalyse.A1" office:value-type="string">
            <text:p text:style-name="Table_20_Contents">Modell Starter – Preiskategorie A: 1,29€ pro Kalendertag, <text:s text:c="11"/>Preiskategorie B: 0,79€ pro Kalendertag. </text:p>
          </table:table-cell>
          <table:table-cell table:style-name="Textanalyse.A1" office:value-type="string">
            <text:p text:style-name="Table_20_Contents">Sollen diese Infos in die DB? Die Kosten pro Preiskategorie pro Modell evnt., aber die Logik auch? „Pro Kalendertag“/“Pro Stunde“ (also Berechnung der Rechnung) lieber in Java gießen?</text:p>
          </table:table-cell>
        </table:table-row>
        <table:table-row>
          <table:table-cell table:style-name="Textanalyse.A2" office:value-type="float" office:value="7">
            <text:p text:style-name="P4">7</text:p>
          </table:table-cell>
          <table:table-cell table:style-name="Textanalyse.A1" office:value-type="string">
            <text:p text:style-name="Table_20_Contents">Modell Speedy – Preiskategorie A: 0,19€ pro Stunde, </text:p>
            <text:p text:style-name="Table_20_Contents"><text:s text:c="16"/>Preiskategorie B: 0,15€ pro Stunde. </text:p>
          </table:table-cell>
          <table:table-cell table:style-name="Textanalyse.A1" office:value-type="string">
            <text:p text:style-name="Table_20_Contents"/>
          </table:table-cell>
        </table:table-row>
        <table:table-row>
          <table:table-cell table:style-name="Textanalyse.A2" office:value-type="float" office:value="8">
            <text:p text:style-name="P4">8</text:p>
          </table:table-cell>
          <table:table-cell table:style-name="Textanalyse.A1" office:value-type="string">
            <text:p text:style-name="Table_20_Contents">Modell Flat – Grundgebühr von 10,00€ pro Monat, </text:p>
            <text:p text:style-name="Table_20_Contents"><text:s text:c="5"/>zusätzlich für jeden Film der Preiskategorie A: 0,19€ pro Tag, </text:p>
            <text:p text:style-name="Table_20_Contents"><text:s text:c="23"/>der erste Film der Preiskategorie B pro Tag ist gratis, </text:p>
            <text:p text:style-name="Table_20_Contents"><text:s text:c="25"/>jeder weitere kostet 0,19€ pro Kalendertag. </text:p>
          </table:table-cell>
          <table:table-cell table:style-name="Textanalyse.A1" office:value-type="string">
            <text:p text:style-name="Table_20_Contents"/>
          </table:table-cell>
        </table:table-row>
        <table:table-row>
          <table:table-cell table:style-name="Textanalyse.A2" office:value-type="float" office:value="9">
            <text:p text:style-name="P4">9</text:p>
          </table:table-cell>
          <table:table-cell table:style-name="Textanalyse.A1" office:value-type="string">
            <text:p text:style-name="Table_20_Contents">Für jeden Verleihvorgang soll eine Rechnung angefertigt werden können.</text:p>
          </table:table-cell>
          <table:table-cell table:style-name="Textanalyse.A1" office:value-type="string">
            <text:p text:style-name="Table_20_Contents">→ Java</text:p>
          </table:table-cell>
        </table:table-row>
        <table:table-row>
          <table:table-cell table:style-name="Textanalyse.A2" office:value-type="float" office:value="10">
            <text:p text:style-name="P4">10</text:p>
          </table:table-cell>
          <table:table-cell table:style-name="Textanalyse.A1" office:value-type="string">
            <text:p text:style-name="Table_20_Contents">Für jedes Kalenderjahr soll pro Kunde eine Rechnung angefertigt werden können.</text:p>
          </table:table-cell>
          <table:table-cell table:style-name="Textanalyse.A1" office:value-type="string">
            <text:p text:style-name="Table_20_Contents">→ Java</text:p>
          </table:table-cell>
        </table:table-row>
        <table:table-row>
          <table:table-cell table:style-name="Textanalyse.A2" office:value-type="float" office:value="11">
            <text:p text:style-name="P4">11</text:p>
          </table:table-cell>
          <table:table-cell table:style-name="Textanalyse.A1" office:value-type="string">
            <text:p text:style-name="Table_20_Contents">Legen Sie eine Datenbank mit dem Namen „movies“ an. </text:p>
          </table:table-cell>
          <table:table-cell table:style-name="Textanalyse.A1" office:value-type="string">
            <text:p text:style-name="Table_20_Contents">→ DB</text:p>
          </table:table-cell>
        </table:table-row>
        <table:table-row>
          <table:table-cell table:style-name="Textanalyse.A2" office:value-type="float" office:value="12">
            <text:p text:style-name="P4">12</text:p>
          </table:table-cell>
          <table:table-cell table:style-name="Textanalyse.A1" office:value-type="string">
            <text:p text:style-name="Table_20_Contents">Importieren Sie die notwendigen Daten aus IMDB. Berücksichtigen Sie dabei nur Filme der Jahre 2010 und 2011. </text:p>
          </table:table-cell>
          <table:table-cell table:style-name="Textanalyse.A1" office:value-type="string">
            <text:p text:style-name="Table_20_Contents">→ Java</text:p>
          </table:table-cell>
        </table:table-row>
        <table:table-row>
          <table:table-cell table:style-name="Textanalyse.A2" office:value-type="float" office:value="13">
            <text:p text:style-name="P4">13</text:p>
          </table:table-cell>
          <table:table-cell table:style-name="Textanalyse.A1" office:value-type="string">
            <text:p text:style-name="Table_20_Contents">Query a: Wie viele Kunden haben sich für welches Preismodell </text:p>
            <text:p text:style-name="Table_20_Contents"><text:soft-page-break/>entschieden? </text:p>
          </table:table-cell>
          <table:table-cell table:style-name="Textanalyse.A1" office:value-type="string">
            <text:p text:style-name="Table_20_Contents">→ easy select</text:p>
          </table:table-cell>
        </table:table-row>
        <table:table-row>
          <table:table-cell table:style-name="Textanalyse.A2" office:value-type="float" office:value="14">
            <text:p text:style-name="P4">14</text:p>
          </table:table-cell>
          <table:table-cell table:style-name="Textanalyse.A1" office:value-type="string">
            <text:p text:style-name="Table_20_Contents">Query b: Die Rechnungssummen für alle Kunden für den Monat Januar.</text:p>
          </table:table-cell>
          <table:table-cell table:style-name="Textanalyse.A1" office:value-type="string">
            <text:p text:style-name="Table_20_Contents">→ complex select. Das beantwortet die Frage von oben, wir müssen die Rechnungslogik/Preismodelllogik komplett in SELECT statements gießen können und alle nötigen Infos in der DB stehen haben (Kosten &amp;/ Tag usw.). ← SCHWIERIG</text:p>
            <text:p text:style-name="Table_20_Contents">→ In der rentals.list sind die Tarifmodelle drin. Ein Kunde kann mehrere Modelle nutzen. OO!!</text:p>
          </table:table-cell>
        </table:table-row>
        <table:table-row>
          <table:table-cell table:style-name="Textanalyse.A2" office:value-type="float" office:value="15">
            <text:p text:style-name="P4">15</text:p>
          </table:table-cell>
          <table:table-cell table:style-name="Textanalyse.A1" office:value-type="string">
            <text:p text:style-name="Table_20_Contents">Query c: Sollte man bestimmte Monate für eine Premiere wählen, um für einen Oscar in den Kategorien Bester Film/Regisseur/ </text:p>
            <text:p text:style-name="Table_20_Contents">Hauptdarsteller oder Hauptdarstellerin nominiert zu werden? </text:p>
            <text:p text:style-name="Table_20_Contents">Hinweis: die nominierten Filme können z. B. in der Wikipedia </text:p>
            <text:p text:style-name="Table_20_Contents">nachgeschlagen und direkt in der Query verwendet werden. Alternativ </text:p>
            <text:p text:style-name="Table_20_Contents">kann natürlich auch das Relationale Modell erweitert werden. </text:p>
          </table:table-cell>
          <table:table-cell table:style-name="Textanalyse.A1" office:value-type="string">
            <text:p text:style-name="Table_20_Contents">oO. → Weitere Info zum Film: Oscar-Nomierungen? Am einfachsten wäre es, eine statische Liste von nomierten Filmen der letzten zwei Jahre in Java zu haben und die dann in das SQL-statement zu packen. Außerdem müssen wir also den Monat der Premiere mit speichern? Woher diese Information nehmen?</text:p>
          </table:table-cell>
        </table:table-row>
        <table:table-row>
          <table:table-cell table:style-name="Textanalyse.A2" office:value-type="float" office:value="16">
            <text:p text:style-name="P4">16</text:p>
          </table:table-cell>
          <table:table-cell table:style-name="Textanalyse.A1" office:value-type="string">
            <text:p text:style-name="Table_20_Contents">Query d: Ermitteln sie eine Rangliste alle Kunden, sortiert nach dem </text:p>
            <text:p text:style-name="Table_20_Contents">Anteil der geliehenen Filme, die (auch) außerhalb der USA gedreht wurden. </text:p>
          </table:table-cell>
          <table:table-cell table:style-name="Textanalyse.A1" office:value-type="string">
            <text:p text:style-name="Table_20_Contents">Komischer Satz. → easy select</text:p>
          </table:table-cell>
        </table:table-row>
        <table:table-row>
          <table:table-cell table:style-name="Textanalyse.A2" office:value-type="float" office:value="17">
            <text:p text:style-name="P4">17</text:p>
          </table:table-cell>
          <table:table-cell table:style-name="Textanalyse.A1" office:value-type="string">
            <text:p text:style-name="Table_20_Contents">Query e (mit Java): Bestimmen Sie alle Kunden mit Preismodell Flat, welche basierend auf ihren bisherigen Ausleihvorgängen im Modell </text:p>
            <text:p text:style-name="Table_20_Contents">Starter billiger weggekommen wären. </text:p>
          </table:table-cell>
          <table:table-cell table:style-name="Textanalyse.A1" office:value-type="string">
            <text:p text:style-name="Table_20_Contents">Jo.</text:p>
          </table:table-cell>
        </table:table-row>
        <table:table-row>
          <table:table-cell table:style-name="Textanalyse.A2" office:value-type="float" office:value="18">
            <text:p text:style-name="P4">18</text:p>
          </table:table-cell>
          <table:table-cell table:style-name="Textanalyse.A1" office:value-type="string">
            <text:p text:style-name="Table_20_Contents">Query f (mit Java): <text:s/>Sei jeder Schauspieler mit allen anderen Schauspielern verbunden, mit denen er in einem Film (in 2010/2011) zusammengearbeitet hat. Des Weiteren seien zwei Schauspieler A und B miteinander verbunden, wenn ein Schauspieler C existiert, der sowohl mit A als auch mit B verbunden ist. Schreiben Sie ein Java-Programm, das die kürzeste Verbindung zwischen zwei </text:p>
            <text:p text:style-name="Table_20_Contents">Schauspielern ermittelt. Ermitteln Sie nun die kürzeste Verbindung zwischen folgenden Paaren: </text:p>
            <text:p text:style-name="Table_20_Contents">i. Johnny Depp und Timothy Dalton </text:p>
            <text:p text:style-name="Table_20_Contents">ii. Johnny Depp und August Diehl </text:p>
            <text:p text:style-name="Table_20_Contents">iii. Bill Murray und Sylvester Stallone </text:p>
            <text:p text:style-name="Table_20_Contents">iv. Edward Norton und Don Cheadle </text:p>
          </table:table-cell>
          <table:table-cell table:style-name="Textanalyse.A1" office:value-type="string">
            <text:p text:style-name="Table_20_Contents">Jo. → kleiner Algorithmus</text:p>
          </table:table-cell>
        </table:table-row>
        <table:table-row>
          <table:table-cell table:style-name="Textanalyse.A2" office:value-type="float" office:value="19">
            <text:p text:style-name="P4">19</text:p>
          </table:table-cell>
          <table:table-cell table:style-name="Textanalyse.A1" office:value-type="string">
            <text:p text:style-name="Table_20_Contents">Dokumentieren Sie im Verlauf des Projektes alle wichtigen Designentscheidungen und den Quellcode, so dass Sie bei der <text:soft-page-break/>abschließenden Präsentation nachvollziehen können wie der </text:p>
            <text:p text:style-name="Table_20_Contents">Code funktioniert, was an dieser Stelle geschieht und welche Entscheidungen hier eventuell getroffen wurden. Benutzen Sie hierfür für den Java-Code JavaDoc. </text:p>
          </table:table-cell>
          <table:table-cell table:style-name="Textanalyse.A1" office:value-type="string">
            <text:p text:style-name="Table_20_Contents"/>
          </table:table-cell>
        </table:table-row>
        <table:table-row>
          <table:table-cell table:style-name="Textanalyse.A2" office:value-type="float" office:value="20">
            <text:p text:style-name="P4">20</text:p>
          </table:table-cell>
          <table:table-cell table:style-name="Textanalyse.A1" office:value-type="string">
            <text:p text:style-name="Table_20_Contents">Das Einreichen des kompletten Sourcecodes inklusive Javaklassen, SQL-Skripten, Dokumentation, Schemata und sonstigen Dateien muss bis zum 17.07.2011 um 23.59 Uhr lokaler Zeit per E-Mail an Eure Gruppenleiter erfolgt sein. </text:p>
          </table:table-cell>
          <table:table-cell table:style-name="Textanalyse.A1" office:value-type="string">
            <text:p text:style-name="Table_20_Contents">DEADLINE, auch Präsentationstag vereinbaren.</text:p>
          </table:table-cell>
        </table:table-row>
      </table:table>
      <text:h text:style-name="Heading_20_2" text:outline-level="2">Anforderungsanalyse</text:h>
      <table:table table:name="Anforderungen" table:style-name="Anforderungen">
        <table:table-column table:style-name="Anforderungen.A"/>
        <table:table-column table:style-name="Anforderungen.B"/>
        <table:table-column table:style-name="Anforderungen.C"/>
        <table:table-header-rows>
          <table:table-row>
            <table:table-cell table:style-name="Anforderungen.A1" office:value-type="string">
              <text:p text:style-name="P6">Req-Id</text:p>
            </table:table-cell>
            <table:table-cell table:style-name="Anforderungen.A1" office:value-type="string">
              <text:p text:style-name="Table_20_Heading">zugeh. Nrn.</text:p>
            </table:table-cell>
            <table:table-cell table:style-name="Anforderungen.A1" office:value-type="string">
              <text:p text:style-name="Table_20_Heading">Wat shall we do</text:p>
            </table:table-cell>
          </table:table-row>
        </table:table-header-rows>
        <table:table-row>
          <table:table-cell table:style-name="Anforderungen.A2" office:value-type="float" office:value="10">
            <text:p text:style-name="P4">10</text:p>
          </table:table-cell>
          <table:table-cell table:style-name="Anforderungen.A1" office:value-type="string">
            <text:p text:style-name="Table_20_Contents">0,2,3,4,6,7,8,11</text:p>
          </table:table-cell>
          <table:table-cell table:style-name="Anforderungen.A1" office:value-type="string">
            <text:p text:style-name="Table_20_Contents">Wir brauchen ein Datenbankschema. Das soll einiges beinhalten, u.a.</text:p>
            <text:list xml:id="list36700520" text:style-name="L2">
              <text:list-item>
                <text:p text:style-name="P10">Name der DB: db_movies</text:p>
              </text:list-item>
              <text:list-item>
                <text:p text:style-name="P10">Filme mit Titel, Beschreibung, Schauspielern, Drehorten, Regisseuren, Erscheinungsjahr (USA)</text:p>
                <text:list>
                  <text:list-item>
                    <text:p text:style-name="P10">Premierenmonat (für Query c)?</text:p>
                  </text:list-item>
                  <text:list-item>
                    <text:p text:style-name="P10">Zu den Drehorten: Name und Country für Query d</text:p>
                  </text:list-item>
                  <text:list-item>
                    <text:p text:style-name="P10">Schauspieler: nur Name</text:p>
                  </text:list-item>
                  <text:list-item>
                    <text:p text:style-name="P10">Regisseure: nur Name</text:p>
                  </text:list-item>
                  <text:list-item>
                    <text:p text:style-name="P10">Preiskategorie</text:p>
                  </text:list-item>
                </text:list>
              </text:list-item>
              <text:list-item>
                <text:p text:style-name="P10">zum Kunden zumindest:</text:p>
                <text:list>
                  <text:list-item>
                    <text:p text:style-name="P10">Tarifmodell</text:p>
                  </text:list-item>
                  <text:list-item>
                    <text:p text:style-name="P10">Name</text:p>
                  </text:list-item>
                  <text:list-item>
                    <text:p text:style-name="P10">Ausleihvorgänge</text:p>
                  </text:list-item>
                </text:list>
              </text:list-item>
            </text:list>
          </table:table-cell>
        </table:table-row>
        <table:table-row>
          <table:table-cell table:style-name="Anforderungen.A2" office:value-type="float" office:value="11">
            <text:p text:style-name="P4">11</text:p>
          </table:table-cell>
          <table:table-cell table:style-name="Anforderungen.A2" office:value-type="float" office:value="1">
            <text:p text:style-name="Table_20_Contents">1</text:p>
          </table:table-cell>
          <table:table-cell table:style-name="Anforderungen.A1" office:value-type="string">
            <text:p text:style-name="Table_20_Contents">Die Tabelle Customer enthält</text:p>
            <text:list xml:id="list36706392" text:style-name="L3">
              <text:list-item>
                <text:p text:style-name="P11">ID (vorgegeben)</text:p>
              </text:list-item>
              <text:list-item>
                <text:p text:style-name="P11">Name</text:p>
              </text:list-item>
              <text:list-item>
                <text:p text:style-name="P11">Vorname</text:p>
              </text:list-item>
              <text:list-item>
                <text:p text:style-name="P11">Straße, PLZ, Stadt</text:p>
              </text:list-item>
              <text:list-item>
                <text:p text:style-name="P11">Telefon-Nr.</text:p>
              </text:list-item>
            </text:list>
          </table:table-cell>
        </table:table-row>
        <table:table-row>
          <table:table-cell table:style-name="Anforderungen.A2" office:value-type="float" office:value="12">
            <text:p text:style-name="P4">12</text:p>
          </table:table-cell>
          <table:table-cell table:style-name="Anforderungen.A2" office:value-type="float" office:value="1">
            <text:p text:style-name="Table_20_Contents">1</text:p>
          </table:table-cell>
          <table:table-cell table:style-name="Anforderungen.A1" office:value-type="string">
            <text:p text:style-name="Table_20_Contents">Parser für die Customer.list</text:p>
          </table:table-cell>
        </table:table-row>
        <table:table-row>
          <table:table-cell table:style-name="Anforderungen.A2" office:value-type="float" office:value="13">
            <text:p text:style-name="P4">13</text:p>
          </table:table-cell>
          <table:table-cell table:style-name="Anforderungen.A1" office:value-type="string">
            <text:p text:style-name="Table_20_Contents">-</text:p>
          </table:table-cell>
          <table:table-cell table:style-name="Anforderungen.A1" office:value-type="string">
            <text:p text:style-name="Table_20_Contents">Die rentals.list umfasst Kundenummer, Filmtitel, Ausleihdatum, rental type!, und duration!.</text:p>
            <text:p text:style-name="Table_20_Contents">Wir nehmen an, dass 'duration' die Anzahl der Tage meint, auch wenn der Tarif speedy dann nur wenig Sinn hat.</text:p>
          </table:table-cell>
        </table:table-row>
        <text:soft-page-break/>
        <table:table-row>
          <table:table-cell table:style-name="Anforderungen.A2">
            <text:p text:style-name="P4"/>
          </table:table-cell>
          <table:table-cell table:style-name="Anforderungen.A2">
            <text:p text:style-name="Table_20_Contents"/>
          </table:table-cell>
          <table:table-cell table:style-name="Anforderungen.A1" office:value-type="string">
            <text:p text:style-name="Table_20_Contents"/>
          </table:table-cell>
        </table:table-row>
        <table:table-row>
          <table:table-cell table:style-name="Anforderungen.A2">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row>
          <table:table-cell table:style-name="Anforderungen.A2">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row>
          <table:table-cell table:style-name="Anforderungen.A2" office:value-type="float" office:value="20">
            <text:p text:style-name="P4">20</text:p>
          </table:table-cell>
          <table:table-cell table:style-name="Anforderungen.A1" office:value-type="string">
            <text:p text:style-name="Table_20_Contents">9,10,13-16,17,18</text:p>
          </table:table-cell>
          <table:table-cell table:style-name="Anforderungen.A1" office:value-type="string">
            <text:p text:style-name="Table_20_Contents">Wir brauchen eine Consolen-Applikation, die folgende Dinge kann:</text:p>
            <text:list xml:id="list36701732" text:style-name="L4">
              <text:list-item>
                <text:p text:style-name="P12">Verbindung mit der DB</text:p>
              </text:list-item>
              <text:list-item>
                <text:p text:style-name="P12">Menü-geführte Optionsauswahl? Ermöglicht dem User folgendes</text:p>
                <text:list>
                  <text:list-item>
                    <text:p text:style-name="P12">Rechnung zu Verleihvorgang erstellen</text:p>
                  </text:list-item>
                  <text:list-item>
                    <text:p text:style-name="P12">Rechnung für Kunde pro Kalenderjahr erstellen</text:p>
                  </text:list-item>
                  <text:list-item>
                    <text:p text:style-name="P12">Query a-f ausführen</text:p>
                  </text:list-item>
                  <text:list-item>
                    <text:p text:style-name="P12">ggf. Import der IMDB-Sachen</text:p>
                  </text:list-item>
                </text:list>
              </text:list-item>
            </text:list>
          </table:table-cell>
        </table:table-row>
        <table:table-row>
          <table:table-cell table:style-name="Anforderungen.A2" office:value-type="float" office:value="21">
            <text:p text:style-name="P4">21</text:p>
          </table:table-cell>
          <table:table-cell table:style-name="Anforderungen.A1" office:value-type="string">
            <text:p text:style-name="Table_20_Contents">-</text:p>
          </table:table-cell>
          <table:table-cell table:style-name="Anforderungen.A1" office:value-type="string">
            <text:p text:style-name="Table_20_Contents">Verbindung mit der Datenbank soll automatisch hergestellt werden (mit Default-Parametern) oder aber die Werte vom Benutzer abfragen? (Host, port). Braucht postgres ein user/pw?</text:p>
            <text:p text:style-name="Table_20_Contents">Wenn Datenbank nicht existiert, DB+Schema anlegen!</text:p>
          </table:table-cell>
        </table:table-row>
        <table:table-row>
          <table:table-cell table:style-name="Anforderungen.A2" office:value-type="float" office:value="22">
            <text:p text:style-name="P4">22</text:p>
          </table:table-cell>
          <table:table-cell table:style-name="Anforderungen.A2" office:value-type="float" office:value="9">
            <text:p text:style-name="Table_20_Contents">9</text:p>
          </table:table-cell>
          <table:table-cell table:style-name="Anforderungen.A1" office:value-type="string">
            <text:p text:style-name="Table_20_Contents">Verleihvorgang ausdrucken: Es muss irgendwie nach Verleihvorgängen gesucht werden können. Wir entscheiden uns für die Suche nach Kundennummer.</text:p>
          </table:table-cell>
        </table:table-row>
        <table:table-row>
          <table:table-cell table:style-name="Anforderungen.A2">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row>
          <table:table-cell table:style-name="Anforderungen.A2">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row>
          <table:table-cell table:style-name="Anforderungen.A2">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row>
          <table:table-cell table:style-name="Anforderungen.A2" office:value-type="float" office:value="30">
            <text:p text:style-name="P4">30</text:p>
          </table:table-cell>
          <table:table-cell table:style-name="Anforderungen.A2" office:value-type="float" office:value="12">
            <text:p text:style-name="Table_20_Contents">12</text:p>
          </table:table-cell>
          <table:table-cell table:style-name="Anforderungen.A1" office:value-type="string">
            <text:p text:style-name="Table_20_Contents">Wir brauchen eine Importfunktion für einige Dateien aus der IMDB. Das wird einer der umfangreichsten Punkte in der Implementierung. Genau planen.</text:p>
          </table:table-cell>
        </table:table-row>
        <table:table-row>
          <table:table-cell table:style-name="Anforderungen.A2">
            <text:p text:style-name="P4"/>
          </table:table-cell>
          <table:table-cell table:style-name="Anforderungen.A2">
            <text:p text:style-name="Table_20_Contents"/>
          </table:table-cell>
          <table:table-cell table:style-name="Anforderungen.A1" office:value-type="string">
            <text:p text:style-name="Table_20_Contents"/>
          </table:table-cell>
        </table:table-row>
        <table:table-row>
          <table:table-cell table:style-name="Anforderungen.A2">
            <text:p text:style-name="P4"/>
          </table:table-cell>
          <table:table-cell table:style-name="Anforderungen.A2">
            <text:p text:style-name="Table_20_Contents"/>
          </table:table-cell>
          <table:table-cell table:style-name="Anforderungen.A1" office:value-type="string">
            <text:p text:style-name="Table_20_Contents"/>
          </table:table-cell>
        </table:table-row>
        <table:table-row>
          <table:table-cell table:style-name="Anforderungen.A2" office:value-type="float" office:value="40">
            <text:p text:style-name="P4">40</text:p>
          </table:table-cell>
          <table:table-cell table:style-name="Anforderungen.A1" office:value-type="string">
            <text:p text:style-name="Table_20_Contents">19,20</text:p>
          </table:table-cell>
          <table:table-cell table:style-name="Anforderungen.A1" office:value-type="string">
            <text:p text:style-name="Table_20_Contents">Wir müssen ein bisschen dokumentieren, vor allem Designentscheidungen :-D. Wir liefern:</text:p>
            <text:list xml:id="list36693477" text:style-name="L5">
              <text:list-item>
                <text:p text:style-name="P13">ER-Modell (graphisch)</text:p>
              </text:list-item>
              <text:list-item>
                <text:p text:style-name="P13">SQL-Skripte: DB-Erstellung, Queries?</text:p>
              </text:list-item>
              <text:list-item>
                <text:p text:style-name="P13">Dokumentation (hier): Beschreibung was/warum getan wurde.</text:p>
              </text:list-item>
              <text:list-item>
                <text:p text:style-name="P13">Beispieldaten? Wir können nicht die komplette IMDB per Mail verschicken. Aber für Tests/Demo-Zwecke evnt. Beispieldaten / abgespeckte IMDB?</text:p>
              </text:list-item>
            </text:list>
          </table:table-cell>
        </table:table-row>
        <table:table-row>
          <table:table-cell table:style-name="Anforderungen.A1" office:value-type="string">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row>
          <table:table-cell table:style-name="Anforderungen.A1" office:value-type="string">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row>
          <table:table-cell table:style-name="Anforderungen.A1" office:value-type="string">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row>
          <table:table-cell table:style-name="Anforderungen.A1" office:value-type="string">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row>
          <table:table-cell table:style-name="Anforderungen.A1" office:value-type="string">
            <text:p text:style-name="P4"/>
          </table:table-cell>
          <table:table-cell table:style-name="Anforderungen.A1" office:value-type="string">
            <text:p text:style-name="Table_20_Contents"/>
          </table:table-cell>
          <table:table-cell table:style-name="Anforderungen.A1" office:value-type="string">
            <text:p text:style-name="Table_20_Contents"/>
          </table:table-cell>
        </table:table-row>
      </table:table>
      <text:h text:style-name="Heading_20_2" text:outline-level="2"><text:soft-page-break/></text:h>
      <text:h text:style-name="Heading_20_2" text:outline-level="2"/>
      <text:h text:style-name="Heading_20_2" text:outline-level="2">Designentscheidungen auf Grundlage der zu parsierenden Dateien</text:h>
      <text:h text:style-name="Heading_20_3" text:outline-level="3">rentals.list</text:h>
      <text:list xml:id="list36685949" text:style-name="L6">
        <text:list-item>
          <text:p text:style-name="P15">Wir nehmen (mangels Gegenbeispielen) an, dass Kunden im Flattarif <text:span text:style-name="T1">nicht</text:span> den Tarif wechseln. Sie waren immer im Flattarif und werden dort auch immer bleiben.</text:p>
        </text:list-item>
        <text:list-item>
          <text:p text:style-name="P15">Speedy- und Starter-Nutzer können hingegen frei wählen, zu welchem Tarif sie einen Film ausleihen (und sie tun dies auch).</text:p>
        </text:list-item>
        <text:list-item>
          <text:p text:style-name="P15">Die <text:span text:style-name="T2">duration</text:span>-Angabe hat die Einheit Tage. Nach gründlicher Überlegung haben wir ausgeschlossen, dass es sich hierbei nicht um Stunden handeln kann (Ausleihe von nur 1 Stunde bei einem Film?, überwiegend Ausleihe von unter 10 Stunden?). Insofern verliert das Speedy-Tarifmodell im Ansatz seinen Sinn, da es auch Speedy-Nutzern nicht möglich ist, nur wenige Stunden zu bezahlen.</text:p>
        </text:list-item>
      </text:list>
      <text:h text:style-name="Heading_20_2" text:outline-level="2">Datenbankentwurf</text:h>
      <text:p text:style-name="Text_20_body">[hier kommt das Büld hin und ein bisschen blafasel]</text:p>
      <text:p text:style-name="Text_20_body"/>
      <text:h text:style-name="Heading_20_3" text:outline-level="3">From ER to Relational Modell</text:h>
      <text:p text:style-name="Text_20_body">Das SQL-Skript um das Datenbankschema zu erstellen liegt in „resources/dbCreate.sql“.</text:p>
      <text:p text:style-name="Text_20_body">Da Actor, Director und Location nur ein Attribut haben, verzichten wir auf eigene „spielt_mit“,“führt_Regie“ und „spielt in“ Relationen und fügen den Fremdschlüssel in die eigenen Relationen ein. Eventuell könnte man jeder Relation auch eine *_id geben um so effizienter, nach den Tupeln suchen zu können. </text:p>
      <text:p text:style-name="Text_20_body"/>
      <text:p text:style-name="Text_20_body">Ein Titel wird anders, als in der IMDB Datenbank ohne sein Erscheinungsdatum gespeichert. Das hat ein eigenes Feld.</text:p>
      <text:p text:style-name="Text_20_body"/>
      <text:h text:style-name="Heading_20_2" text:outline-level="2"><text:soft-page-break/>Implementierung</text:h>
      <text:h text:style-name="Heading_20_3" text:outline-level="3">Dateiparser</text:h>
      <text:p text:style-name="Text_20_body">Das Format der einzelnen Dateien ist bekannt.</text:p>
      <text:p text:style-name="Text_20_body">Für jede Datei wird ein neuer Dateiparser implementiert. (MovieParser, ActorParser, DirectorParser, …). </text:p>
      <text:p text:style-name="Text_20_body">Release-Date:<text:line-break/><text:tab/>Zeilen sehen normalerweise so aus: &lt;title&gt;(mehrere tabs)&lt;coutnry&gt;:&lt;Datum&gt;[(ein tab)&lt;(irgendwelche attribute)&gt;</text:p>
      <text:p text:style-name="Text_20_body">Manchmal gibt es aber kein country und der : fällt weg.</text:p>
      <text:p text:style-name="Text_20_body">Da wir nur nach US Filmen suchen</text:p>
      <text:p text:style-name="Text_20_body"/>
      <text:h text:style-name="Heading_20_2" text:outline-level="2">Designänderungen</text:h>
      <text:h text:style-name="Heading_20_3" text:outline-level="3">Constraint: Datum</text:h>
      <text:p text:style-name="Text_20_body">Wir fingen damit an, wie in den Projektanforderungen vorgegeben, die modmovie.list zu parsen und alle Einträge zu verwerfen die in der zweiten Spalte kein passendes Datum hatten.</text:p>
      <text:p text:style-name="Text_20_body">Nun ist es aber so, dass manche Serien in der zweiten Spalte ein altes Datum besitzen, dafür aber ein konkretes Sendedatum der Episode im Titel tragen. Also wurden Einträge die kein korrektes Datum in Spalte 2 hatten auf ein gültiges in Spalte 1 untersucht.</text:p>
      <text:p text:style-name="Text_20_body">Später stellte sich heraus, dass durch dieses Aussortieren relativ viele Filme aus der rentals.list nicht eingefügt werden konnten, weil kein Titel in der Datenbank vorhanden war. Noch dazu enthält modmovies nicht nur Filme aus dem Jahr 2010/2011 sondern alle Filme die 2010 oder 2011 als Teil des Titels tragen (z.B. „2010 - Das Jahr, in dem wir Kontakt aufnehmen (1984)“).</text:p>
      <text:p text:style-name="Text_20_body">Aufgrund dieser Unstimmigkeiten zwischen der rentals.list und der Datumsbedingung haben wir uns entschlossen auf die Einschränkung bezüglich des Datums zu verzichten und die gesamte modmovies in die Datenbank zu schreiben.</text:p>
      <text:p text:style-name="Text_20_body">Die Datumspalte in modmovies wird nicht weiter beachtet, stattdessen, kommen alle Daten aus release-dates.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Text_20_body" style:class="text">
      <style:paragraph-properties fo:text-align="center" style:justify-single-word="false"/>
      <style:text-properties fo:font-size="36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lte Rohde</meta:initial-creator>
    <meta:creation-date>2011-06-24T12:38:16</meta:creation-date>
    <dc:date>2011-07-13T02:11:36.31</dc:date>
    <meta:editing-duration>PT15H33M42S</meta:editing-duration>
    <meta:editing-cycles>28</meta:editing-cycles>
    <meta:generator>LibreOffice/3.3$Win32 LibreOffice_project/330m19$Build-301</meta:generator>
    <meta:document-statistic meta:table-count="3" meta:image-count="0" meta:object-count="0" meta:page-count="8" meta:paragraph-count="246" meta:word-count="1482" meta:character-count="10007"/>
  </office:meta>
</office:document-meta>
</file>